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168e" officeooo:paragraph-rsid="0000168e"/>
    </style:style>
    <style:style style:name="P2" style:family="paragraph" style:parent-style-name="Standard">
      <style:paragraph-properties fo:text-align="center" style:justify-single-word="false"/>
      <style:text-properties officeooo:rsid="0000168e" officeooo:paragraph-rsid="0000168e"/>
    </style:style>
    <style:style style:name="P3" style:family="paragraph" style:parent-style-name="Standard">
      <style:text-properties officeooo:rsid="0000af10" officeooo:paragraph-rsid="0000af10"/>
    </style:style>
    <style:style style:name="P4" style:family="paragraph" style:parent-style-name="Standard">
      <style:text-properties officeooo:rsid="00010380" officeooo:paragraph-rsid="0000af10"/>
    </style:style>
    <style:style style:name="P5" style:family="paragraph" style:parent-style-name="Standard">
      <style:text-properties officeooo:rsid="00010380" officeooo:paragraph-rsid="00010380"/>
    </style:style>
    <style:style style:name="P6" style:family="paragraph" style:parent-style-name="Standard">
      <style:text-properties officeooo:rsid="00010985" officeooo:paragraph-rsid="00010985"/>
    </style:style>
    <style:style style:name="P7" style:family="paragraph" style:parent-style-name="Standard">
      <style:text-properties officeooo:rsid="0000af10" officeooo:paragraph-rsid="0000af10"/>
    </style:style>
    <style:style style:name="P8" style:family="paragraph" style:parent-style-name="Standard">
      <style:text-properties officeooo:rsid="00050514" officeooo:paragraph-rsid="00050514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0af10"/>
    </style:style>
    <style:style style:name="T3" style:family="text">
      <style:text-properties officeooo:rsid="0000af10"/>
    </style:style>
    <style:style style:name="T4" style:family="text">
      <style:text-properties officeooo:rsid="00010380"/>
    </style:style>
    <style:style style:name="T5" style:family="text">
      <style:text-properties officeooo:rsid="00010985"/>
    </style:style>
    <style:style style:name="T6" style:family="text">
      <style:text-properties officeooo:rsid="00037ed2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103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ebraic <text:span text:style-name="T6">N</text:span>otation for<text:line-break/><text:span text:style-name="T6">A</text:span>symmetric <text:span text:style-name="T6">P</text:span>aths</text:p>
      <text:p text:style-name="P2">by Sven Nilsen, 2017</text:p>
      <text:p text:style-name="P1"/>
      <text:p text:style-name="P1">This is a notation you can use to write asymmetric paths with same algebraic rules as for symmetric paths. The symmetric notation<text:span text:style-name="T8"><text:reference-ref text:reference-format="text" text:ref-name="1">[1]</text:reference-ref></text:span> is the following:</text:p>
      <text:p text:style-name="P1"/>
      <text:p text:style-name="P1"><text:tab/>f[g] &lt;=&gt; h</text:p>
      <text:p text:style-name="P1"/>
      <text:p text:style-name="P1">Which means:</text:p>
      <text:p text:style-name="P1"/>
      <text:p text:style-name="P1"><text:tab/>∀ x<text:span text:style-name="T1">0</text:span>, x<text:span text:style-name="T1">1</text:span>, … x<text:span text:style-name="T1">n-1</text:span> { h(g(x<text:span text:style-name="T1">0</text:span>), g(x<text:span text:style-name="T1">1</text:span>), … g(x<text:span text:style-name="T1">n-1</text:span>)) = g(f(x<text:span text:style-name="T1">0</text:span>, x<text:span text:style-name="T1">1</text:span>, …, x<text:span text:style-name="T1">n-1</text:span>)) }</text:p>
      <text:p text:style-name="P1"/>
      <text:p text:style-name="P1">An asymmetric path can use different functions on the arguments and return value:</text:p>
      <text:p text:style-name="P1"/>
      <text:p text:style-name="P1"><text:tab/>∀ x<text:span text:style-name="T1">0</text:span>, x<text:span text:style-name="T1">1</text:span>, … x<text:span text:style-name="T1">n-1</text:span> { h(g<text:span text:style-name="T1">0</text:span>(x<text:span text:style-name="T1">0</text:span>), g<text:span text:style-name="T1">1</text:span>(x<text:span text:style-name="T1">1</text:span>), … g<text:span text:style-name="T1">n-1</text:span>(x<text:span text:style-name="T1">n-1</text:span>)) = g<text:span text:style-name="T1">n</text:span>(f(x<text:span text:style-name="T1">0</text:span>, x<text:span text:style-name="T1">1</text:span>, …, x<text:span text:style-name="T1">n-1</text:span>)) }</text:p>
      <text:p text:style-name="P1"/>
      <text:p text:style-name="P3">This can be written as:</text:p>
      <text:p text:style-name="P1"/>
      <text:p text:style-name="P1"><text:tab/><text:span text:style-name="T3">f[g</text:span><text:span text:style-name="T2">0</text:span><text:span text:style-name="T3"> ⨯ g</text:span><text:span text:style-name="T2">1</text:span><text:span text:style-name="T3"> ⨯ … ⨯ g</text:span><text:span text:style-name="T2">n-1</text:span><text:span text:style-name="T3"> → g</text:span><text:span text:style-name="T2">n</text:span><text:span text:style-name="T3">] &lt;=&gt; h</text:span></text:p>
      <text:p text:style-name="P1"/>
      <text:p text:style-name="P3">For example, <text:span text:style-name="T4">the following function predicts whether multiplying two numbers results in a prime</text:span><text:span text:style-name="T9"><text:reference-ref text:reference-format="text" text:ref-name="2">[2]</text:reference-ref></text:span>:</text:p>
      <text:p text:style-name="P4"/>
      <text:p text:style-name="P5"><text:tab/>mul([is_one] a, [is_prime] b) → [is_prime] <text:span text:style-name="T5">a ∧ b</text:span></text:p>
      <text:p text:style-name="P3"/>
      <text:p text:style-name="P6">This can also be written this way:</text:p>
      <text:p text:style-name="P3"/>
      <text:p text:style-name="P3"><text:tab/><text:span text:style-name="T4">mul[is_one ⨯ is_prime → is_prime] &lt;=&gt; and</text:span></text:p>
      <text:p text:style-name="P3"/>
      <text:h text:style-name="P9" text:outline-level="3">References:</text:h>
      <text:p text:style-name="P8"/>
      <text:p text:style-name="P8"><text:reference-mark-start text:name="1"/>[1]<text:reference-mark-end text:name="1"/><text:tab/>“Normal Paths”</text:p>
      <text:p text:style-name="P8"><text:tab/>Sven Nilsen, 2019</text:p>
      <text:p text:style-name="P8"><text:tab/><text:a xlink:type="simple" xlink:href="https://github.com/advancedresearch/path_semantics/blob/master/papers-wip/normal-paths.pdf" text:style-name="Internet_20_link" text:visited-style-name="Visited_20_Internet_20_Link"><text:span text:style-name="T7">https://github.com/advancedresearch/path_semantics/blob/master/papers-wip/normal-paths.pdf</text:span></text:a></text:p>
      <text:p text:style-name="P8"/>
      <text:p text:style-name="P8"><text:reference-mark-start text:name="2"/>[2]<text:reference-mark-end text:name="2"/><text:tab/>“Prime number”</text:p>
      <text:p text:style-name="P8"><text:tab/>Wikipedia</text:p>
      <text:p text:style-name="P8"><text:tab/><text:a xlink:type="simple" xlink:href="https://en.wikipedia.org/wiki/Prime_number" text:style-name="Internet_20_link" text:visited-style-name="Visited_20_Internet_20_Link"><text:span text:style-name="T7">https://en.wikipedia.org/wiki/Prime_number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04:19.370767000</meta:creation-date>
    <dc:date>2019-09-07T09:55:09.341838000</dc:date>
    <meta:editing-duration>PT8M4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1" meta:word-count="150" meta:character-count="952" meta:non-whitespace-character-count="813"/>
  </office:meta>
</office:document-meta>
</file>